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8.25pt"/>
    </style:style>
    <style:style style:name="co2" style:family="table-column">
      <style:table-column-properties fo:break-before="auto" style:column-width="190.6pt"/>
    </style:style>
    <style:style style:name="co3" style:family="table-column">
      <style:table-column-properties fo:break-before="auto" style:column-width="159.59pt"/>
    </style:style>
    <style:style style:name="co4" style:family="table-column">
      <style:table-column-properties fo:break-before="auto" style:column-width="150.55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00cc00" style:cell-protect="protected" style:print-content="true" style:text-align-source="fix" style:repeat-content="false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#ffff66" style:cell-protect="protected" style:print-content="true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ffff" style:cell-protect="protected" style:print-content="true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3pt solid #ff3333"/>
      <style:paragraph-properties fo:text-align="center" fo:margin-left="0pt"/>
    </style:style>
    <style:style style:name="ce13" style:family="table-cell" style:parent-style-name="Default">
      <style:table-cell-properties fo:border-bottom="0.51pt solid #000000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7" style:family="table-cell" style:parent-style-name="Default">
      <style:table-cell-properties fo:border-bottom="3pt solid #ff3333" style:cell-protect="protected" style:print-content="true" style:text-align-source="fix" style:repeat-content="false" fo:border-left="3pt solid #ff3333" fo:border-right="0.51pt solid #000000" fo:border-top="0.51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51pt solid #000000" style:cell-protect="protected" style:print-content="true" style:text-align-source="fix" style:repeat-content="false" fo:background-color="transparent" fo:border-left="0.51pt solid #000000" fo:border-right="3pt solid #ff3333" fo:border-top="3pt solid #ff3333"/>
      <style:paragraph-properties fo:text-align="center" fo:margin-left="0pt"/>
    </style:style>
    <style:style style:name="ce22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328P.B7"/>
    </style:style>
    <style:style style:name="ce34" style:family="table-cell" style:parent-style-name="Default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8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4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328P.B11"/>
    </style:style>
    <style:style style:name="ce37" style:family="table-cell" style:parent-style-name="Default" style:data-style-name="N1">
      <style:table-cell-properties fo:border-bottom="0.51pt solid #000000" fo:background-color="#00ffff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8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3]&gt;[.B14])" style:apply-style-name="Error" style:base-cell-address="ATMega328P.B13"/>
    </style:style>
    <style:style style:name="ce27" style:family="table-cell" style:parent-style-name="Default" style:data-style-name="N125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39" style:family="table-cell" style:parent-style-name="Default">
      <style:table-cell-properties fo:border-bottom="3pt solid #ff3333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center" fo:margin-left="0pt"/>
      <style:text-properties fo:color="#ffff66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48" style:family="table-cell" style:parent-style-name="Default">
      <style:table-cell-properties fo:background-color="#00ffff" style:cell-protect="protected" style:print-content="true"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pt"/>
    </style:style>
    <style:style style:name="ce43" style:family="table-cell" style:parent-style-name="Default" style:data-style-name="N122">
      <style:table-cell-properties style:cell-protect="protected" style:print-content="true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0.51pt solid #000000" fo:background-color="#ffff66" style:cell-protect="none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7]&gt;[.B6])" style:apply-style-name="Error" style:base-cell-address="ATMega1284P.B7"/>
    </style:style>
    <style:style style:name="ce52" style:family="table-cell" style:parent-style-name="Default" style:data-style-name="N124">
      <style:table-cell-properties fo:border-bottom="0.51pt solid #000000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cell-content()&gt;1" style:apply-style-name="Error" style:base-cell-address="ATMega1284P.B11"/>
    </style:style>
    <style:style style:name="ce54" style:family="table-cell" style:parent-style-name="Default" style:data-style-name="N124">
      <style:table-cell-properties fo:border-bottom="0.51pt solid #000000" fo:background-color="#00ff66" style:cell-protect="protected" style:print-content="true" style:text-align-source="fix" style:repeat-content="false" fo:border-left="0.51pt solid #000000" fo:border-right="3pt solid #ff3333" fo:border-top="0.51pt solid #000000"/>
      <style:paragraph-properties fo:text-align="center" fo:margin-left="0pt"/>
      <style:map style:condition="is-true-formula([.B13]&gt;[.B14])" style:apply-style-name="Error" style:base-cell-address="ATMega1284P.B13"/>
    </style:style>
    <style:style style:name="T1" style:family="text">
      <style:text-properties fo:color="#ffff66"/>
    </style:style>
  </office:automatic-styles>
  <office:body>
    <office:spreadsheet>
      <table:calculation-settings table:automatic-find-labels="false" table:use-regular-expressions="false" table:use-wildcards="true"/>
      <table:table table:name="ATMega328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328P</text:span></text:p>
          </table:table-cell>
          <table:covered-table-cell table:style-name="ce19"/>
          <table:table-cell table:style-name="ce46" office:value-type="string" calcext:value-type="string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table-cell table:style-name="ce11"/>
          <table:table-cell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8" office:value-type="string" calcext:value-type="string">
            <text:p>1. enter yellow cells B7 and B9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0" office:value-type="string" calcext:value-type="string">
            <text:p>2. FACTOR for tmBatteryResDiv is in cell B12</text:p>
          </table:table-cell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0" table:formula="of:=1024*[.B15]/1000" office:value-type="float" office:value="6.27" calcext:value-type="float">
            <text:p>6.27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Vin[V]</text:p>
          </table:table-cell>
          <table:table-cell table:style-name="ce22" office:value-type="float" office:value="5.7" calcext:value-type="float">
            <text:p>5.7</text:p>
          </table:table-cell>
          <table:table-cell table:style-name="ce11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100" calcext:value-type="float">
            <text:p>10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Rhigh[kOhm]</text:p>
          </table:table-cell>
          <table:table-cell table:style-name="ce28" office:value-type="float" office:value="470" calcext:value-type="float">
            <text:p>470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570" calcext:value-type="float">
            <text:p>570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24" table:formula="of:=[.B8]/[.B10]" office:value-type="float" office:value="0.175438596491228" calcext:value-type="float">
            <text:p>0.175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5700" calcext:value-type="float">
            <text:p>5700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38" table:formula="of:=[.B7]*[.B11]" office:value-type="float" office:value="1" calcext:value-type="float">
            <text:p>1.000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ATMega328P Vbandgap[V]</text:p>
          </table:table-cell>
          <table:table-cell table:style-name="ce34" office:value-type="float" office:value="1.1" calcext:value-type="float">
            <text:p>1.1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6.123046875" calcext:value-type="float">
            <text:p>6.1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930" calcext:value-type="float">
            <text:p>930</text:p>
          </table:table-cell>
          <table:table-cell table:style-name="ce43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5694" calcext:value-type="float">
            <text:p>5694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ATMega328P.B13:ATMega328P.B13">
            <calcext:condition calcext:apply-style-name="Error" calcext:value="formula-is([.B13]&gt;[.B14])" calcext:base-cell-address="ATMega328P.B13"/>
          </calcext:conditional-format>
          <calcext:conditional-format calcext:target-range-address="ATMega328P.B11:ATMega328P.B11">
            <calcext:condition calcext:apply-style-name="Error" calcext:value="&gt;1" calcext:base-cell-address="ATMega328P.B11"/>
          </calcext:conditional-format>
          <calcext:conditional-format calcext:target-range-address="ATMega328P.B7:ATMega328P.B7">
            <calcext:condition calcext:apply-style-name="Error" calcext:value="formula-is([.B7]&gt;[.B6])" calcext:base-cell-address="ATMega328P.B7"/>
          </calcext:conditional-format>
        </calcext:conditional-formats>
      </table:table>
      <table:table table:name="ATMega1284P" table:style-name="ta1" table:protected="true" table:protection-key="+SVynUwv6RUYdEf2w4c/eivnu54=" table:protection-key-digest-algorithm="http://www.w3.org/2000/09/xmldsig#sha1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AsksinPP tmbattery.h tmBatteryResDiv calculator for <text:span text:style-name="T1">ATMega1284P</text:span></text:p>
          </table:table-cell>
          <table:covered-table-cell table:style-name="ce19"/>
          <table:table-cell table:style-name="ce46" office:value-type="string" calcext:value-type="string" table:number-columns-spanned="6" table:number-rows-spanned="1">
            <text:p>see <text:a xlink:href="https://github.com/TomMajor/SmartHome/blob/master/HB-UNI-Sensor1/README.md#messung-der-Batteriespannung" xlink:type="simple">https://github.com/TomMajor/SmartHome/blob/master/HB-UNI-Sensor1/README.md#messung-der-Batteriespannung</text:a></text:p>
          </table:table-cell>
          <table:covered-table-cell table:style-name="ce11"/>
          <table:covered-table-cell table:number-columns-repeated="4"/>
        </table:table-row>
        <table:table-row table:style-name="ro2">
          <table:table-cell table:style-name="ce5"/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8" office:value-type="string" calcext:value-type="string">
            <text:p>1. enter yellow cells B7 and B9</text:p>
          </table:table-cell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0" office:value-type="string" calcext:value-type="string">
            <text:p>2. FACTOR for tmBatteryResDiv is in cell B12</text:p>
          </table:table-cell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1"/>
          <table:table-cell table:style-name="ce19"/>
          <table:table-cell table:style-name="ce11" table:number-columns-repeated="2"/>
          <table:table-cell table:number-columns-repeated="4"/>
        </table:table-row>
        <table:table-row table:style-name="ro2">
          <table:table-cell table:style-name="ce12" office:value-type="string" calcext:value-type="string">
            <text:p>Vinmax[V]</text:p>
          </table:table-cell>
          <table:table-cell table:style-name="ce20" table:formula="of:=1024*[.B15]/1000" office:value-type="float" office:value="3.24266666666667" calcext:value-type="float">
            <text:p>3.24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3" office:value-type="string" calcext:value-type="string">
            <text:p>Vin[V]</text:p>
          </table:table-cell>
          <table:table-cell table:style-name="ce21" office:value-type="float" office:value="2.7" calcext:value-type="float">
            <text:p>2.7</text:p>
          </table:table-cell>
          <table:table-cell table:style-name="ce11" office:value-type="string" calcext:value-type="string">
            <text:p>inpu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low[kOhm]</text:p>
          </table:table-cell>
          <table:table-cell table:style-name="ce34" office:value-type="float" office:value="270" calcext:value-type="float">
            <text:p>270</text:p>
          </table:table-cell>
          <table:table-cell table:style-name="ce19" office:value-type="string" calcext:value-type="string">
            <text:p>prese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high[kOhm]</text:p>
          </table:table-cell>
          <table:table-cell table:style-name="ce28" office:value-type="float" office:value="72" calcext:value-type="float">
            <text:p>72</text:p>
          </table:table-cell>
          <table:table-cell table:style-name="ce19" office:value-type="string" calcext:value-type="string">
            <text:p>inpu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Rges[kOhm]</text:p>
          </table:table-cell>
          <table:table-cell table:style-name="ce34" table:formula="of:=[.B8]+[.B9]" office:value-type="float" office:value="342" calcext:value-type="float">
            <text:p>34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1">
          <table:table-cell table:style-name="ce13" office:value-type="string" calcext:value-type="string">
            <text:p>actual_divider_ratio</text:p>
          </table:table-cell>
          <table:table-cell table:style-name="ce52" table:formula="of:=[.B8]/[.B10]" office:value-type="float" office:value="0.789473684210526" calcext:value-type="float">
            <text:p>0.789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1000/actual_divider_ratio</text:p>
          </table:table-cell>
          <table:table-cell table:style-name="ce37" table:formula="of:=ROUND(1000/[.B11])" office:value-type="float" office:value="1267" calcext:value-type="float">
            <text:p>1267</text:p>
          </table:table-cell>
          <table:table-cell table:style-name="ce48" office:value-type="string" calcext:value-type="string">
            <text:p>FACTOR in sketch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Vdivided[V]</text:p>
          </table:table-cell>
          <table:table-cell table:style-name="ce54" table:formula="of:=[.B7]*[.B11]" office:value-type="float" office:value="2.13157894736842" calcext:value-type="float">
            <text:p>2.132</text:p>
          </table:table-cell>
          <table:table-cell table:style-name="ce49" office:value-type="string" calcext:value-type="string">
            <text:p>must be &lt; Vbandgap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3" office:value-type="string" calcext:value-type="string">
            <text:p>ATMega1284P Vbandgap[V]</text:p>
          </table:table-cell>
          <table:table-cell table:style-name="ce34" office:value-type="float" office:value="2.56" calcext:value-type="float">
            <text:p>2.56</text:p>
          </table:table-cell>
          <table:table-cell table:style-name="ce11" office:value-type="string" calcext:value-type="string">
            <text:p>preset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ADC resolution[mV]</text:p>
          </table:table-cell>
          <table:table-cell table:style-name="ce27" table:formula="of:=[.B14]/1024*1000/[.B11]" office:value-type="float" office:value="3.16666666666667" calcext:value-type="float">
            <text:p>3.2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3" office:value-type="string" calcext:value-type="string">
            <text:p>ADC conversion result (0..1023)</text:p>
          </table:table-cell>
          <table:table-cell table:style-name="ce34" table:formula="of:=FLOOR([.B13]/[.B14]*1024)" office:value-type="float" office:value="852" calcext:value-type="float">
            <text:p>852</text:p>
          </table:table-cell>
          <table:table-cell table:style-name="ce43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7" office:value-type="string" calcext:value-type="string">
            <text:p>tmBattery measurement result[mV]</text:p>
          </table:table-cell>
          <table:table-cell table:style-name="ce39" table:formula="of:=ROUND([.B16]/1024*[.B14]*[.B12])" office:value-type="float" office:value="2699" calcext:value-type="float">
            <text:p>2699</text:p>
          </table:table-cell>
          <table:table-cell table:style-name="ce11" office:value-type="string" calcext:value-type="string">
            <text:p>calculated</text:p>
          </table:table-cell>
          <table:table-cell table:style-name="ce11"/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9" office:value-type="string" calcext:value-type="string">
            <text:p>Red cell color above indicates an error</text:p>
          </table:table-cell>
          <table:table-cell table:number-columns-repeated="6"/>
        </table:table-row>
        <table:table-row table:style-name="ro2" table:number-rows-repeated="1048555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ATMega1284P.B13:ATMega1284P.B13">
            <calcext:condition calcext:apply-style-name="Error" calcext:value="formula-is([.B13]&gt;[.B14])" calcext:base-cell-address="ATMega1284P.B13"/>
          </calcext:conditional-format>
          <calcext:conditional-format calcext:target-range-address="ATMega1284P.B7:ATMega1284P.B7">
            <calcext:condition calcext:apply-style-name="Error" calcext:value="formula-is([.B7]&gt;[.B6])" calcext:base-cell-address="ATMega1284P.B7"/>
          </calcext:conditional-format>
          <calcext:conditional-format calcext:target-range-address="ATMega1284P.B11:ATMega1284P.B11">
            <calcext:condition calcext:apply-style-name="Error" calcext:value="&gt;1" calcext:base-cell-address="ATMega1284P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 number:title="U~ser-defined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15:58.28625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16:34.754693349</meta:creation-date>
    <dc:date>2022-01-08T17:23:09.723233788</dc:date>
    <meta:editing-duration>PT2H56M22S</meta:editing-duration>
    <meta:editing-cycles>55</meta:editing-cycles>
    <meta:generator>LibreOffice/6.0.7.3$Linux_X86_64 LibreOffice_project/00m0$Build-3</meta:generator>
    <meta:document-statistic meta:table-count="2" meta:cell-count="82" meta:object-count="0"/>
  </office:meta>
</office:document-meta>
</file>